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4cm" fo:min-width="4.4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7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cm" fo:min-width="2.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6cm" fo:min-width="2.6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2.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696cm" fo:min-width="3.78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84cm" fo:min-width="3.59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94cm" fo:min-width="3.544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1cm" svg:height="1.6cm" svg:x="6.4cm" svg:y="2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6cm" svg:height="1.6cm" svg:x="4.7cm" svg:y="5.1cm">
          <text:p text:style-name="P1">cin » “Input a number“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6.9cm" svg:height="2.9cm" svg:x="5.6cm" svg:y="7.9cm">
          <text:p text:style-name="P1">Is input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5.7cm" svg:height="2cm" svg:x="1.2cm" svg:y="13.8cm">
          <text:p text:style-name="P1">Tell the user to<text:line-break/>input a number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1cm" svg:height="2.8cm" svg:x="12cm" svg:y="11.2cm">
          <text:p text:style-name="P1">number ==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5cm" svg:height="2.2cm" svg:x="15.2cm" svg:y="14.6cm">
          <text:p text:style-name="P1">Cout « <text:line-break/>number is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7" draw:id="id7" draw:layer="layout" svg:width="5.8cm" svg:height="2.5cm" svg:x="8.1cm" svg:y="14.1cm">
          <text:p text:style-name="P1">Number &lt;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8.95cm" svg:y1="4.1cm" svg:x2="9cm" svg:y2="5.1cm" draw:start-shape="id1" draw:start-glue-point="2" draw:end-shape="id2" draw:end-glue-point="5" svg:d="M8950 4100l50 1000" svg:viewBox="0 0 51 1001">
          <text:p/>
        </draw:connector>
        <draw:connector draw:style-name="gr8" draw:text-style-name="P2" draw:layer="layout" draw:type="line" svg:x1="9cm" svg:y1="6.7cm" svg:x2="9.05cm" svg:y2="7.9cm" draw:start-shape="id2" draw:start-glue-point="8" draw:end-shape="id3" draw:end-glue-point="4" svg:d="M9000 6700l50 1200" svg:viewBox="0 0 51 1201">
          <text:p/>
        </draw:connector>
        <draw:connector draw:style-name="gr8" draw:text-style-name="P2" draw:layer="layout" svg:x1="12.5cm" svg:y1="9.35cm" svg:x2="14.55cm" svg:y2="11.2cm" draw:start-shape="id3" draw:start-glue-point="7" draw:end-shape="id4" draw:end-glue-point="4" svg:d="M12500 9350h2050v1850" svg:viewBox="0 0 2051 1851">
          <text:p/>
        </draw:connector>
        <draw:connector draw:style-name="gr8" draw:text-style-name="P2" draw:layer="layout" svg:x1="5.6cm" svg:y1="9.35cm" svg:x2="4.05cm" svg:y2="13.8cm" draw:start-shape="id3" draw:start-glue-point="5" draw:end-shape="id5" draw:end-glue-point="0" svg:d="M5600 9350h-1550v4450" svg:viewBox="0 0 1551 4451">
          <text:p/>
        </draw:connector>
        <draw:connector draw:style-name="gr8" draw:text-style-name="P2" draw:layer="layout" svg:x1="17.1cm" svg:y1="12.6cm" svg:x2="17.7cm" svg:y2="14.6cm" draw:start-shape="id4" draw:start-glue-point="7" draw:end-shape="id6" svg:d="M17100 12600h600v2000" svg:viewBox="0 0 601 2001">
          <text:p/>
        </draw:connector>
        <draw:connector draw:style-name="gr8" draw:text-style-name="P2" draw:layer="layout" svg:x1="12cm" svg:y1="12.6cm" svg:x2="11cm" svg:y2="14.1cm" draw:start-shape="id4" draw:start-glue-point="5" draw:end-shape="id7" draw:end-glue-point="4" svg:d="M12000 12600h-1000v1500" svg:viewBox="0 0 1001 1501">
          <text:p/>
        </draw:connector>
        <draw:custom-shape draw:style-name="gr9" draw:text-style-name="P3" xml:id="id9" draw:id="id9" draw:layer="layout" svg:width="6.8cm" svg:height="1.5cm" svg:x="10.6cm" svg:y="17.4cm">
          <text:p text:style-name="P3">cout « <text:line-break/>number is -v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" draw:id="id8" draw:layer="layout" svg:width="6.5cm" svg:height="1.8cm" svg:x="4.4cm" svg:y="17.2cm">
          <text:p text:style-name="P1">cout « <text:line-break/>number is +v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8.1cm" svg:y1="15.35cm" svg:x2="7.65cm" svg:y2="17.2cm" draw:start-shape="id7" draw:start-glue-point="5" draw:end-shape="id8" draw:end-glue-point="5" svg:d="M8100 15350h-450v1850" svg:viewBox="0 0 451 1851">
          <text:p/>
        </draw:connector>
        <draw:connector draw:style-name="gr8" draw:text-style-name="P2" draw:layer="layout" svg:x1="13.9cm" svg:y1="15.35cm" svg:x2="14.85cm" svg:y2="17.4cm" draw:start-shape="id7" draw:start-glue-point="7" draw:end-shape="id9" draw:end-glue-point="4" svg:d="M13900 15350h950v2050" svg:viewBox="0 0 951 2051">
          <text:p/>
        </draw:connector>
        <draw:custom-shape draw:style-name="gr11" draw:text-style-name="P1" draw:layer="layout" svg:width="4.2cm" svg:height="1.6cm" svg:x="8.1cm" svg:y="25.5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xml:id="id11" draw:id="id11" draw:layer="layout" draw:type="lines" draw:line-skew="0.599cm 0.798cm" svg:x1="7.65cm" svg:y1="19cm" svg:x2="14cm" svg:y2="18.9cm" draw:start-shape="id8" draw:start-glue-point="8" draw:end-shape="id9" draw:end-glue-point="8" svg:d="M7650 19000v1100l6350 100v-1300" svg:viewBox="0 0 6351 1301">
          <text:p/>
        </draw:connector>
        <draw:connector draw:style-name="gr12" draw:text-style-name="P2" draw:layer="layout" draw:type="line" svg:x1="17.7cm" svg:y1="16.8cm" svg:x2="17.661cm" svg:y2="21.166cm" draw:start-shape="id6" draw:start-glue-point="8" draw:end-shape="id10" draw:end-glue-point="3" svg:d="M17700 16800l-39 4366" svg:viewBox="0 0 40 4367">
          <text:p/>
        </draw:connector>
        <draw:connector draw:style-name="gr12" draw:text-style-name="P2" draw:layer="layout" draw:type="line" svg:x1="10.825cm" svg:y1="20.15cm" svg:x2="10.811cm" svg:y2="21.053cm" draw:start-shape="id11" draw:start-glue-point="0" draw:end-shape="id10" draw:end-glue-point="2" svg:d="M10825 20150l-14 903" svg:viewBox="0 0 15 904">
          <text:p/>
        </draw:connector>
        <draw:connector draw:style-name="gr12" draw:text-style-name="P2" xml:id="id10" draw:id="id10" draw:layer="layout" draw:type="line" svg:x1="10.811cm" svg:y1="21.053cm" svg:x2="17.661cm" svg:y2="21.166cm" svg:d="M10811 21053l6850 113" svg:viewBox="0 0 6851 114">
          <text:p/>
        </draw:connector>
        <draw:connector draw:style-name="gr12" draw:text-style-name="P2" draw:layer="layout" draw:type="lines" draw:line-skew="6.999cm 2.935cm" svg:x1="4.05cm" svg:y1="15.8cm" svg:x2="14.236cm" svg:y2="21.109cm" draw:start-shape="id5" draw:start-glue-point="2" draw:end-shape="id10" draw:end-glue-point="0" svg:d="M4050 15800v7500l10186 187v-2378" svg:viewBox="0 0 10187 7688">
          <text:p/>
        </draw:connector>
        <draw:frame draw:style-name="gr13" draw:text-style-name="P4" draw:layer="layout" svg:width="1.488cm" svg:height="0.962cm" svg:x="12.9cm" svg:y="8.3cm">
          <draw:text-box>
            <text:p>yes</text:p>
          </draw:text-box>
        </draw:frame>
        <draw:frame draw:style-name="gr14" draw:text-style-name="P4" draw:layer="layout" svg:width="1.205cm" svg:height="0.962cm" svg:x="4.4cm" svg:y="8.4cm">
          <draw:text-box>
            <text:p>no</text:p>
          </draw:text-box>
        </draw:frame>
        <draw:frame draw:style-name="gr13" draw:text-style-name="P4" draw:layer="layout" svg:width="1.488cm" svg:height="0.962cm" svg:x="17.1cm" svg:y="11.5cm">
          <draw:text-box>
            <text:p>yes</text:p>
          </draw:text-box>
        </draw:frame>
        <draw:frame draw:style-name="gr14" draw:text-style-name="P4" draw:layer="layout" svg:width="1.205cm" svg:height="0.962cm" svg:x="10.8cm" svg:y="11.7cm">
          <draw:text-box>
            <text:p>no</text:p>
          </draw:text-box>
        </draw:frame>
        <draw:frame draw:style-name="gr13" draw:text-style-name="P4" draw:layer="layout" svg:width="1.488cm" svg:height="0.962cm" svg:x="13.3cm" svg:y="14.2cm">
          <draw:text-box>
            <text:p>yes</text:p>
          </draw:text-box>
        </draw:frame>
        <draw:frame draw:style-name="gr14" draw:text-style-name="P4" draw:layer="layout" svg:width="1.205cm" svg:height="0.962cm" svg:x="7.095cm" svg:y="14.3cm">
          <draw:text-box>
            <text:p>no</text:p>
          </draw:text-box>
        </draw:frame>
        <draw:line draw:style-name="gr8" draw:text-style-name="P2" draw:layer="layout" svg:x1="10.2cm" svg:y1="23.5cm" svg:x2="10.2cm" svg:y2="25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5:49:05.796357989</meta:creation-date>
    <meta:editing-cycles>1</meta:editing-cycles>
    <meta:editing-duration>PT2M14S</meta:editing-duration>
    <dc:date>2022-04-19T17:56:56.557723679</dc:date>
    <meta:generator>LibreOffice/6.4.7.2$Linux_X86_64 LibreOffice_project/40$Build-2</meta:generator>
    <meta:document-statistic meta:object-count="30"/>
  </office:meta>
</office:document-meta>
</file>